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32cm" draw:marker-end-width="0.432cm" draw:fill="solid" draw:fill-color="#ffffff" draw:textarea-horizontal-align="justify" draw:textarea-vertical-align="middle" draw:auto-grow-height="false" fo:padding-top="0.201cm" fo:padding-bottom="0.201cm" fo:padding-left="0.326cm" fo:padding-right="0.326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30pt" fo:font-weight="bold" style:font-size-asian="30pt" style:font-weight-asian="bold" style:font-size-complex="30pt" style:font-weight-complex="bold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763cm" svg:height="5.08cm" svg:x="9.128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.12cm" svg:height="1.432cm" svg:x="8.77cm" svg:y="2.524cm">
            <draw:text-box>
              <text:p text:style-name="P2"><text:span text:style-name="T1">+</text:span></text:p>
            </draw:text-box>
          </draw:frame>
          <draw:frame draw:style-name="gr2" draw:text-style-name="P3" draw:layer="layout" svg:width="0.972cm" svg:height="1.826cm" svg:x="10.07cm" svg:y="3.924cm">
            <draw:text-box>
              <text:p text:style-name="P3"><text:span text:style-name="T2">-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ll Boyd</meta:initial-creator>
    <meta:creation-date>2013-10-20T14:59:40</meta:creation-date>
    <dc:date>2013-10-20T15:11:40</dc:date>
    <dc:creator>Will Boyd</dc:creator>
    <meta:editing-duration>P0D</meta:editing-duration>
    <meta:editing-cycles>1</meta:editing-cycles>
    <meta:generator>LibreOffice/3.6$Linux_X86_64 LibreOffice_project/360m1$Build-2</meta:generator>
    <meta:document-statistic meta:object-count="4"/>
  </office:meta>
</office:document-meta>
</file>